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system" style:font-pitch="variable"/>
    <style:font-face style:name="Aptos Display" svg:font-family="'Aptos Display'" style:font-family-generic="roman" style:font-pitch="variable"/>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Standard" style:list-style-name="L1">
      <style:paragraph-properties fo:text-align="center" style:justify-single-word="false"/>
      <style:text-properties fo:font-size="12pt" style:text-underline-style="solid" style:text-underline-width="auto" style:text-underline-color="font-color" fo:font-weight="bold" officeooo:rsid="001083cc" officeooo:paragraph-rsid="001083cc" style:font-size-asian="12pt" style:font-weight-asian="bold" style:font-size-complex="12pt" style:font-weight-complex="bold"/>
    </style:style>
    <style:style style:name="P2" style:family="paragraph" style:parent-style-name="Standard" style:list-style-name="L1">
      <style:paragraph-properties fo:text-align="justify" style:justify-single-word="false"/>
      <style:text-properties officeooo:paragraph-rsid="001083cc"/>
    </style:style>
    <style:style style:name="P3" style:family="paragraph" style:parent-style-name="Heading_20_6">
      <style:paragraph-properties fo:text-align="justify" style:justify-single-word="false"/>
      <style:text-properties fo:font-size="12pt" officeooo:paragraph-rsid="001083cc" style:font-size-asian="12pt" style:font-size-complex="12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officeooo:rsid="00076e75" style:font-size-asian="12pt" style:font-size-complex="12pt"/>
    </style:style>
    <style:style style:name="T4" style:family="text">
      <style:text-properties fo:font-size="12pt" officeooo:rsid="0002d785" style:font-size-asian="12pt" style:font-size-complex="12pt"/>
    </style:style>
    <style:style style:name="T5" style:family="text">
      <style:text-properties fo:font-size="12pt" officeooo:rsid="0000ea42" style:font-size-asian="12pt" style:font-size-complex="12pt"/>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header>
          <text:p text:style-name="P1">Prompt pour l’IAG</text:p>
          <text:p text:style-name="P1"/>
          <text:p text:style-name="P2"><text:span text:style-name="T1">Tu travailles dans le domaine du Cinéma. Ton entreprise a comme activité de gérer un catalogue, c'est à dire stocker et organiser des œuvres cinématographiques( films, séries et court-métrages etc...), de suivre les professionnels( répertoire d'acteurs,réalisateurs, producteurs, techniciens etc...), de gérer des évènements(festivals,projections,cérémonies de remise de prix etc...), de mettre en place un système de recommandations d’œuvres aux téléspectateurs, de faire l'analyse et produire les statistiques( mesurer la popularité, le nombre de récompenses et les revenus) . C’est une entreprise comme </text:span><text:span text:style-name="T2">MUBI</text:span><text:span text:style-name="T1">. Dans la base de données, on veut retrouver au moins deux éléments parmi les <text:s/></text:span><text:span text:style-name="T3">trois </text:span><text:span text:style-name="T1">suivants: association récursive, association n-aire où n&gt;2, une entité faible et une entité forte. Inspire-toi des articles suivants: "</text:span><text:span text:style-name="T2">Joyn Builds groundbreaking streaming video</text:span><text:span text:style-name="T1"> </text:span><text:span text:style-name="T2">platform</text:span><text:span text:style-name="T1"> on AWS(AWS Case Study)", "</text:span><text:span text:style-name="T2">streaming pipelines to database-use case</text:span><text:span text:style-name="T1"> </text:span><text:span text:style-name="T2">implementation</text:span><text:span text:style-name="T1">(confluent). Ton entreprise veut appliquer MERISE pour concevoir un système d'information. Tu es chargé de la partie analyse, c’est-à-dire de collecter les besoins auprès de l’entreprise. Elle a fait appel à un étudiant en ingénierie informatique pour réaliser ce projet, tu dois lui fournir les informations nécessaires pour qu’il applique ensuite lui-même les étapes </text:span><text:span text:style-name="T3">de conception de données.</text:span><text:span text:style-name="T4"> </text:span><text:span text:style-name="T1"><text:s/><text:line-break/>D’abord, établis les règles de gestions des données de ton entreprise, sous la forme d'une liste à puce. Elle doit correspondre aux informations que fournit quelqu’un qui connaît le fonctionnement de l’entreprise, mais pas comment se construit un système d’information.<text:line-break/>Ensuite, à partir de ces règles, fournis un dictionnaire de données brutes avec les colonnes suivantes, regroupées dans un tableau : signification de la donnée, type, taille en nombre de caractères ou de chiffres. Il doit y avoir 25 données exactement. Il sert à fournir des informations supplémentaires sur chaque données (taille et type) mais sans a priori sur comment les données vont être modélisé</text:span><text:span text:style-name="T5">es ensuite. Fournis donc les règles de gestion et le dictionnaire de données.</text:span></text:p>
        </text:list-header>
      </text:list>
      <text:h text:style-name="P3" text:outline-level="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system" style:font-pitch="variable"/>
    <style:font-face style:name="Aptos Display" svg:font-family="'Aptos Display'" style:font-family-generic="roman" style:font-pitch="variable"/>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6" style:display-name="Heading 6" style:family="paragraph" style:parent-style-name="Standard" style:next-style-name="Standard"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Aptos"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Standard" style:next-style-name="Standard"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Aptos"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5T11:18:58.686733200</meta:creation-date>
    <dc:date>2025-10-05T11:22:31.054510000</dc:date>
    <meta:editing-duration>PT3M32S</meta:editing-duration>
    <meta:editing-cycles>1</meta:editing-cycles>
    <meta:document-statistic meta:table-count="0" meta:image-count="0" meta:object-count="0" meta:page-count="1" meta:paragraph-count="2" meta:word-count="308" meta:character-count="2125" meta:non-whitespace-character-count="1816"/>
    <meta:generator>LibreOffice/25.2.5.2$Windows_X86_64 LibreOffice_project/03d19516eb2e1dd5d4ccd751a0d6f35f35e08022</meta:generator>
  </office:meta>
</office:document-meta>
</file>